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阶段1系统定义 – 基本系统</text:h>
      <text:p text:style-name="Standard"/>
      <text:h text:style-name="Heading_20_2" text:outline-level="2">- 设备配置 </text:h>
      <text:p text:style-name="Standard">* 品牌:</text:p>
      <text:p text:style-name="Standard">* 型号:</text:p>
      <text:p text:style-name="Standard">* CPU信息:</text:p>
      <text:p text:style-name="Standard">* RAM大小:</text:p>
      <text:p text:style-name="Standard">* 程序存储空间大小:</text:p>
      <text:p text:style-name="Standard">* 内置存储空间大小:</text:p>
      <text:p text:style-name="Standard">* SD/TF卡大小:</text:p>
      <text:p text:style-name="Standard">* 屏幕尺寸:</text:p>
      <text:p text:style-name="Standard">* 屏幕分辨率:</text:p>
      <text:p text:style-name="Standard">* 是否支持wifi:</text:p>
      <text:p text:style-name="Standard">* 是否支持摄象头:</text:p>
      <text:p text:style-name="Standard"/>
      <text:p text:style-name="Standard">* Android系统版本:</text:p>
      <text:p text:style-name="Standard">* 设备平均启动时间:</text:p>
      <text:p text:style-name="Standard"/>
      <text:h text:style-name="Heading_20_2" text:outline-level="2">- 使用流程 </text:h>
      <text:p text:style-name="Standard">1. 欢迎界面,包括封面以及管理界面入口 </text:p>
      <text:p text:style-name="Standard">2. 由服务员设置桌号,人数,特别要求,打折等信息并进行确认 </text:p>
      <text:p text:style-name="Standard">3. 客户使用菜单查询,挑选,确认,生成订单 </text:p>
      <text:p text:style-name="Standard">4. 客户对订单进行确认,若修改,则返回3 </text:p>
      <text:p text:style-name="Standard">5. 服务员回收设备并导出订单</text:p>
      <text:p text:style-name="Standard">6. 若此时菜单有问题需要修改,则由服务人员由管理界面调出订单记录并置为修改状态,返回3</text:p>
      <text:p text:style-name="Standard">7. 服务人员通过管理界面进行维护</text:p>
      <text:p text:style-name="Standard"/>
      <text:h text:style-name="Heading_20_2" text:outline-level="2">- 模块构成 </text:h>
      <text:p text:style-name="Standard">* 欢迎界面</text:p>
      <text:p text:style-name="Standard">* 客户信息配置(桌号,忌口,打折卡等) </text:p>
      <text:p text:style-name="Standard">* 分类系统(按标签)</text:p>
      <text:p text:style-name="Standard">* SQLITE数据库</text:p>
      <text:p text:style-name="Standard">* 分类查看</text:p>
      <text:p text:style-name="Standard">* 缩略图查看(小图+概述) </text:p>
      <text:p text:style-name="Standard">* 幻灯片查看(全屏大图+详细介绍) </text:p>
      <text:p text:style-name="Standard">* 快速查询(标签,价格) </text:p>
      <text:p text:style-name="Standard">* 购物车系统+</text:p>
      <text:p text:style-name="Standard"><text:soft-page-break/>* xml文档解析模块</text:p>
      <text:p text:style-name="Standard">* 订单结果生成 </text:p>
      <text:p text:style-name="Standard">* UI </text:p>
      <text:p text:style-name="Standard">* 按文件夹导入(大,小图+xml说明文件) </text:p>
      <text:p text:style-name="Standard">* 验证码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9:06:34</meta:creation-date>
    <dc:date>2012-03-13T22:00:57</dc:date>
    <meta:editing-duration>PT1H20M5S</meta:editing-duration>
    <meta:editing-cycles>23</meta:editing-cycles>
    <meta:generator>LibreOffice/3.5$Linux_x86 LibreOffice_project/350m1$Build-13</meta:generator>
    <meta:document-statistic meta:table-count="0" meta:image-count="0" meta:object-count="0" meta:page-count="2" meta:paragraph-count="38" meta:word-count="204" meta:character-count="494" meta:non-whitespace-character-count="538"/>
  </office:meta>
</office:document-meta>
</file>